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8C4A9CBA2845E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26cm" svg:y="1.191cm" svg:width="17.59cm" svg:height="9.894cm" draw:z-index="0"><draw:image xlink:href="Pictures/100000000000078000000438C8C4A9CBA2845E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2S</meta:editing-duration>
    <meta:editing-cycles>3</meta:editing-cycles>
    <meta:generator>LibreOffice/5.3.3.2$Windows_X86_64 LibreOffice_project/3d9a8b4b4e538a85e0782bd6c2d430bafe583448</meta:generator>
    <dc:date>2018-04-06T17:17:06.447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